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Pagella Math" svg:font-family="'TeX Gyre Pagella Math'" style:font-pitch="variable"/>
    <style:font-face style:name="TeXGyrePagella" svg:font-family="TeXGyrePagell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middle" draw:auto-grow-height="true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style:font-name="TeXGyrePagella" fo:font-size="80pt" style:font-size-asian="80pt" style:font-size-complex="80pt"/>
    </style:style>
    <style:style style:name="P2" style:family="paragraph">
      <style:paragraph-properties fo:margin-top="0cm" fo:margin-bottom="3cm"/>
    </style:style>
    <style:style style:name="P3" style:family="paragraph">
      <style:text-properties style:font-name="TeXGyrePagella" fo:font-size="60pt" fo:text-shadow="1pt 1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style:text-properties style:font-name="TeXGyrePagella" fo:font-size="60pt" style:font-size-asian="60pt" style:font-size-complex="60pt"/>
    </style:style>
    <style:style style:name="P6" style:family="paragraph">
      <style:text-properties style:font-name="TeXGyrePagella" fo:font-size="40pt" style:font-size-asian="40pt" style:font-size-complex="40pt"/>
    </style:style>
    <style:style style:name="P7" style:family="paragraph">
      <style:text-properties style:font-name="TeXGyrePagella"/>
    </style:style>
    <style:style style:name="P8" style:family="paragraph">
      <style:paragraph-properties fo:margin-top="0.102cm" fo:margin-bottom="0.601cm"/>
      <style:text-properties style:font-name="TeXGyrePagella" fo:font-size="40pt" style:font-size-asian="40pt" style:font-size-complex="40pt"/>
    </style:style>
    <style:style style:name="T1" style:family="text">
      <style:text-properties style:font-name="TeXGyrePagella" fo:font-size="80pt" style:font-size-asian="80pt" style:font-size-complex="80pt"/>
    </style:style>
    <style:style style:name="T2" style:family="text">
      <style:text-properties style:font-name="TeXGyrePagella" fo:font-size="48pt" style:font-size-asian="48pt" style:font-size-complex="48pt"/>
    </style:style>
    <style:style style:name="T3" style:family="text">
      <style:text-properties style:font-name="TeXGyrePagella"/>
    </style:style>
    <style:style style:name="T4" style:family="text">
      <style:text-properties style:font-name="TeXGyrePagella" fo:font-size="60pt" style:font-size-asian="60pt" style:font-size-complex="60pt"/>
    </style:style>
    <style:style style:name="T5" style:family="text">
      <style:text-properties style:font-name="TeXGyrePagella" fo:font-size="40pt" style:font-size-asian="40pt" style:font-size-complex="40pt"/>
    </style:style>
    <style:style style:name="T6" style:family="text">
      <style:text-properties style:font-name="TeXGyrePagella"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BITBUCKET 10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2">David Lartey</text:span></text:p>
            <text:p><text:span text:style-name="T3">@DavidLartey</text:span></text:p>
            <text:p><text:span text:style-name="T3"><text:a xlink:href="http://davidlartey.com/" xlink:type="simple">http://davidlartey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Source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p text:style-name="P4"><text:span text:style-name="T4"><text:a xlink:href="http://bit.ly/1mnDGf6" xlink:type="simple">http://bit.ly/1mnDGf6</text:a></text:span></text:p>
            <text:p text:style-name="P4"><text:span text:style-name="T4"><text:a xlink:href="http://git-scm.com/" xlink:type="simple">http://git-scm.com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Git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6"><text:span text:style-name="T5">A distributed version control system (DVCS).</text:span></text:p>
            <text:p text:style-name="P6"><text:span text:style-name="T5">The entire code base is available on every one's computer.</text:span></text:p>
            <text:p text:style-name="P6"><text:span text:style-name="T5">Changes are pushed to a remote location where every one pulls from to update their local co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Bitbucket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span text:style-name="T5">Remote hosting of DVCS</text:span></text:p>
            <text:p><text:span text:style-name="T5">Supports Git and Mercurial</text:span></text:p>
            <text:p><text:span text:style-name="T5">Projects becomes repositories</text:span></text:p>
            <text:p><text:span text:style-name="T5">Issue tracking</text:span></text:p>
            <text:p><text:span text:style-name="T5">Wiki</text:span></text:p>
            <text:p><text:span text:style-name="T5">Github (</text:span><text:span text:style-name="T5"><text:a xlink:href="https://github.com/" xlink:type="simple">https://github.com</text:a></text:span><text:span text:style-name="T5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First Things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5">Install Git</text:span></text:p>
            <text:p text:style-name="P6"><text:span text:style-name="T5">New account: </text:span><text:span text:style-name="T5"><text:a xlink:href="http://bit.ly/12ksDg8" xlink:type="simple">http://bit.ly/12ksDg8</text:a></text:span></text:p>
            <text:p text:style-name="P7"><text:span text:style-name="T6"/></text:p>
            <text:p text:style-name="P7"><text:span text:style-name="T6">Username would be used for your urls.</text:span></text:p>
            <text:p text:style-name="P7"><text:span text:style-name="T6">Don't forget to confirm your email addres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More...</text:span>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8"><text:span text:style-name="T5">New repository</text:span></text:p>
            <text:p text:style-name="P8"><text:span text:style-name="T5">Expl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First change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6"><text:span text:style-name="T5">Cloning</text:span></text:p>
            <text:p text:style-name="P6"><text:span text:style-name="T5">Committing</text:span></text:p>
            <text:p text:style-name="P6"><text:span text:style-name="T5">Pushing</text:span></text:p>
            <text:p text:style-name="P6"><text:span text:style-name="T5">Pul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Branche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6"><text:span text:style-name="T5">New line of development. Another copy of your codes.</text:span></text:p>
            <text:p text:style-name="P6"><text:span text:style-name="T5">For bug fixes, enhancements, 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Even more...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6"><text:span text:style-name="T5">Issue tracking</text:span></text:p>
            <text:p text:style-name="P6"><text:span text:style-name="T5">Wiki</text:span></text:p>
            <text:p text:style-name="P6"><text:span text:style-name="T5">T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4">Than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Pagella Math" svg:font-family="'TeX Gyre Pagella Math'" style:font-pitch="variable"/>
    <style:font-face style:name="TeXGyrePagella" svg:font-family="TeXGyrePagell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07:41:16.029201619</meta:creation-date>
    <dc:date>2014-12-02T08:51:18.356754755</dc:date>
    <meta:editing-duration>PT20M50S</meta:editing-duration>
    <meta:editing-cycles>7</meta:editing-cycles>
    <meta:generator>LibreOffice/4.3.3.2$Linux_X86_64 LibreOffice_project/430m0$Build-2</meta:generator>
    <meta:document-statistic meta:object-count="62"/>
  </office:meta>
</office:document-meta>
</file>